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/>
    <style:font-face style:name="Symbol1" svg:font-family="Symbol" style:font-family-generic="roman" style:font-pitch="variable"/>
    <style:font-face style:name="Symbol2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style:line-height-at-least="0.0693in"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font-size-asian="12pt" style:font-name-complex="Calibri Light1"/>
    </style:style>
    <style:style style:name="P3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style:text-underline-style="solid" style:text-underline-width="auto" style:text-underline-color="font-color" style:font-size-asian="12pt" style:font-name-complex="Calibri Light1" style:font-size-complex="14pt"/>
    </style:style>
    <style:style style:name="P4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officeooo:paragraph-rsid="001d5a93" style:font-size-asian="12pt" style:font-weight-asian="bold" style:font-name-complex="Calibri Light1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size-complex="13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2pt" fo:font-weight="bold" style:font-size-asian="12pt" style:font-weight-asian="bold" style:font-name-complex="Calibri Light1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0pt" style:font-size-asian="10pt" style:font-name-complex="Calibri Light1"/>
    </style:style>
    <style:style style:name="P9" style:family="paragraph" style:parent-style-name="Text_20_body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font-size-asian="10pt" style:font-name-complex="Calibri Light1"/>
    </style:style>
    <style:style style:name="P10" style:family="paragraph" style:parent-style-name="Text_20_body">
      <style:paragraph-properties fo:margin-top="0in" fo:margin-bottom="0in" style:contextual-spacing="false" fo:line-height="95%"/>
      <style:text-properties fo:color="#000000" loext:opacity="100%" style:font-name="Calibri Light" fo:font-size="14pt" style:text-underline-style="solid" style:text-underline-width="auto" style:text-underline-color="font-color" style:font-size-asian="14pt" style:font-name-complex="Calibri Light1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95%" fo:text-indent="0in" style:auto-text-indent="false"/>
      <style:text-properties fo:color="#000000" loext:opacity="100%" style:font-name="Calibri Light" fo:font-size="14pt" style:text-underline-style="solid" style:text-underline-width="auto" style:text-underline-color="font-color" style:font-size-asian="14pt" style:font-name-complex="Calibri Light1"/>
    </style:style>
    <style:style style:name="P12" style:family="paragraph" style:parent-style-name="Text_20_body">
      <style:paragraph-properties fo:margin-top="0in" fo:margin-bottom="0in" style:contextual-spacing="false" fo:line-height="95%"/>
    </style:style>
    <style:style style:name="P13" style:family="paragraph" style:parent-style-name="Text_20_body">
      <style:paragraph-properties fo:margin-top="0in" fo:margin-bottom="0in" style:contextual-spacing="false" fo:line-height="95%"/>
      <style:text-properties officeooo:paragraph-rsid="001d4b91"/>
    </style:style>
    <style:style style:name="P14" style:family="paragraph" style:parent-style-name="Text_20_body">
      <style:paragraph-properties fo:margin-top="0in" fo:margin-bottom="0in" style:contextual-spacing="false" fo:line-height="95%"/>
      <style:text-properties officeooo:paragraph-rsid="001d5a93"/>
    </style:style>
    <style:style style:name="P15" style:family="paragraph" style:parent-style-name="Text_20_body">
      <style:paragraph-properties fo:margin-left="0.5in" fo:margin-right="0in" fo:margin-top="0in" fo:margin-bottom="0in" style:contextual-spacing="false" fo:line-height="95%" fo:text-indent="0in" style:auto-text-indent="false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16" style:family="paragraph" style:parent-style-name="Standard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17" style:family="paragraph" style:parent-style-name="Text_20_body" style:master-page-name="Standard">
      <style:paragraph-properties fo:margin-top="0in" fo:margin-bottom="0in" style:contextual-spacing="false" style:line-height-at-least="0.0693in"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a"/>
      <style:text-properties fo:color="#000000" loext:opacity="100%" style:font-name="Calibri Light" fo:font-size="26pt" style:font-size-asian="26pt" style:font-name-complex="Calibri Light1" style:font-size-complex="28pt"/>
    </style:style>
    <style:style style:name="P1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style:font-size-asian="10pt" style:font-name-complex="Calibri Light1" style:font-size-complex="14pt"/>
    </style:style>
    <style:style style:name="P19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text-underline-style="none" officeooo:rsid="00207e27" officeooo:paragraph-rsid="00207e27" style:font-size-asian="10pt" style:font-name-complex="Calibri Light1" style:font-size-complex="14pt"/>
    </style:style>
    <style:style style:name="P2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1d5a93" officeooo:paragraph-rsid="001d5a93" style:font-size-asian="10pt" style:font-name-complex="Calibri Light1"/>
    </style:style>
    <style:style style:name="P21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1d5a93" officeooo:paragraph-rsid="00285c43" style:font-size-asian="10pt" style:font-name-complex="Calibri Light1"/>
    </style:style>
    <style:style style:name="P2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style:font-size-asian="10pt" style:font-name-complex="Calibri Light1"/>
    </style:style>
    <style:style style:name="P2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paragraph-rsid="0032b1f6" style:font-size-asian="10pt" style:font-name-complex="Calibri Light1"/>
    </style:style>
    <style:style style:name="P24" style:family="paragraph" style:parent-style-name="Text_20_body" style:list-style-name="WWNum7">
      <style:paragraph-properties fo:margin-top="0in" fo:margin-bottom="0in" style:contextual-spacing="false" fo:line-height="95%"/>
      <style:text-properties fo:color="#000000" loext:opacity="100%" style:font-name="Calibri Light" fo:font-size="10pt" style:font-size-asian="10pt" style:font-name-complex="Calibri Light1"/>
    </style:style>
    <style:style style:name="P25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2f0c39" officeooo:paragraph-rsid="0032b1f6" style:font-size-asian="10pt" style:font-name-complex="Calibri Light1" style:font-size-complex="11pt"/>
    </style:style>
    <style:style style:name="P26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2b1f6" officeooo:paragraph-rsid="003396f3" style:font-size-asian="10pt" style:font-name-complex="Calibri Light1"/>
    </style:style>
    <style:style style:name="P27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4b7a3" officeooo:paragraph-rsid="0034b7a3" style:font-size-asian="10pt" style:font-name-complex="Calibri Light1"/>
    </style:style>
    <style:style style:name="P2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10pt" officeooo:rsid="003abde2" officeooo:paragraph-rsid="003abde2" style:font-size-asian="10pt" style:font-name-complex="Calibri Light1"/>
    </style:style>
    <style:style style:name="P29" style:family="paragraph" style:parent-style-name="Text_20_body" style:list-style-name="WWNum2">
      <style:paragraph-properties fo:margin-top="0in" fo:margin-bottom="0in" style:contextual-spacing="false" fo:line-height="95%"/>
      <style:text-properties fo:color="#000000" loext:opacity="100%" style:font-name="Calibri Light" fo:font-size="10pt" fo:font-weight="normal" officeooo:paragraph-rsid="001d4b91" style:font-size-asian="10pt" style:font-weight-asian="normal" style:font-name-complex="Calibri Light1" style:font-weight-complex="normal"/>
    </style:style>
    <style:style style:name="P30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9pt" fo:font-style="italic" style:text-underline-style="none" officeooo:rsid="0026d6ec" officeooo:paragraph-rsid="0026d6ec" style:font-size-asian="9pt" style:font-style-asian="italic" style:font-name-complex="Calibri Light1" style:font-size-complex="9pt" style:font-style-complex="italic"/>
    </style:style>
    <style:style style:name="P31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fo:color="#000000" loext:opacity="100%" style:font-name="Calibri Light" fo:font-size="9pt" officeooo:rsid="0032b1f6" officeooo:paragraph-rsid="003396f3" style:font-size-asian="9pt" style:font-name-complex="Calibri Light1" style:font-size-complex="9pt"/>
    </style:style>
    <style:style style:name="P3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6d6ec"/>
    </style:style>
    <style:style style:name="P33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b4856"/>
    </style:style>
    <style:style style:name="P34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1d4b91"/>
    </style:style>
    <style:style style:name="P35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36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26a47d"/>
    </style:style>
    <style:style style:name="P37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1d5a93"/>
    </style:style>
    <style:style style:name="P38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paragraph-rsid="0030ca22"/>
    </style:style>
    <style:style style:name="P39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</style:style>
    <style:style style:name="P40" style:family="paragraph" style:parent-style-name="Text_20_body">
      <style:paragraph-properties fo:margin-top="0in" fo:margin-bottom="0in" style:contextual-spacing="false" fo:line-height="95%"/>
    </style:style>
    <style:style style:name="P41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1f45ce" officeooo:paragraph-rsid="001f45ce"/>
    </style:style>
    <style:style style:name="P42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43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style:font-size-asian="10pt" style:font-name-complex="Calibri Light1"/>
    </style:style>
    <style:style style:name="P44" style:family="paragraph" style:parent-style-name="Text_20_body" style:list-style-name="WWNum2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style:font-name="Calibri Light" fo:font-size="10pt" officeooo:rsid="0032b1f6" officeooo:paragraph-rsid="0032b1f6" style:font-size-asian="10pt" style:font-name-complex="Calibri Light1"/>
    </style:style>
    <style:style style:name="P45" style:family="paragraph" style:parent-style-name="Text_20_body">
      <style:paragraph-properties fo:margin-top="0in" fo:margin-bottom="0in" style:contextual-spacing="false" style:line-height-at-least="0.0693in" fo:text-align="center" style:justify-single-word="false"/>
      <style:text-properties officeooo:rsid="003267ab" officeooo:paragraph-rsid="003267ab"/>
    </style:style>
    <style:style style:name="P46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3267ab" officeooo:paragraph-rsid="003267ab"/>
    </style:style>
    <style:style style:name="P47" style:family="paragraph" style:parent-style-name="Text_20_body" style:list-style-name="WWNum6">
      <style:paragraph-properties fo:margin-top="0in" fo:margin-bottom="0in" style:contextual-spacing="false" fo:line-height="95%">
        <style:tab-stops>
          <style:tab-stop style:position="0.4909in"/>
        </style:tab-stops>
      </style:paragraph-properties>
      <style:text-properties officeooo:rsid="0036cc03" officeooo:paragraph-rsid="0036cc03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libri Light" fo:font-size="12pt" style:font-size-asian="12pt" style:font-name-complex="Calibri Light1"/>
    </style:style>
    <style:style style:name="T3" style:family="text">
      <style:text-properties fo:color="#000000" loext:opacity="100%" style:font-name="Calibri Light" fo:font-size="12pt" style:font-size-asian="12pt" style:font-name-complex="Calibri Light1" style:font-size-complex="13pt"/>
    </style:style>
    <style:style style:name="T4" style:family="text">
      <style:text-properties fo:color="#000000" loext:opacity="100%" style:font-name="Calibri Light" fo:font-size="12pt" officeooo:rsid="001d4b91" style:font-size-asian="12pt" style:font-name-complex="Calibri Light1"/>
    </style:style>
    <style:style style:name="T5" style:family="text">
      <style:text-properties fo:color="#000000" loext:opacity="100%" style:font-name="Calibri Light" fo:font-size="12pt" officeooo:rsid="001d4b91" style:font-size-asian="12pt" style:font-name-complex="Calibri Light1" style:font-size-complex="11pt"/>
    </style:style>
    <style:style style:name="T6" style:family="text">
      <style:text-properties fo:color="#000000" loext:opacity="100%" style:font-name="Calibri Light" fo:font-size="12pt" style:font-size-asian="12pt" style:font-name-complex="Calibri Light1" style:font-size-complex="14pt"/>
    </style:style>
    <style:style style:name="T7" style:family="text">
      <style:text-properties fo:color="#000000" loext:opacity="100%" style:font-name="Calibri Light" fo:font-size="12pt" officeooo:rsid="001d4b91" style:font-size-asian="12pt" style:font-name-complex="Calibri Light1" style:font-size-complex="14pt"/>
    </style:style>
    <style:style style:name="T8" style:family="text">
      <style:text-properties fo:color="#000000" loext:opacity="100%" style:font-name="Calibri Light" fo:font-size="12pt" fo:font-weight="bold" style:font-size-asian="12pt" style:font-weight-asian="bold" style:font-name-complex="Calibri Light1" style:font-weight-complex="bold"/>
    </style:style>
    <style:style style:name="T9" style:family="text">
      <style:text-properties fo:color="#000000" loext:opacity="100%" style:font-name="Calibri Light" fo:font-size="12pt" fo:font-weight="bold" officeooo:rsid="001d4b91" style:font-size-asian="12pt" style:font-weight-asian="bold" style:font-name-complex="Calibri Light1" style:font-weight-complex="bold"/>
    </style:style>
    <style:style style:name="T10" style:family="text">
      <style:text-properties fo:color="#000000" loext:opacity="100%" style:font-name="Calibri Light" fo:font-size="12pt" fo:font-weight="bold" style:font-size-asian="12pt" style:font-weight-asian="bold" style:font-name-complex="Calibri Light1" style:font-size-complex="13pt" style:font-weight-complex="bold"/>
    </style:style>
    <style:style style:name="T11" style:family="text">
      <style:text-properties fo:color="#000000" loext:opacity="100%" style:font-name="Calibri Light" fo:font-size="12pt" fo:font-weight="bold" officeooo:rsid="001d4b91" style:font-size-asian="12pt" style:font-weight-asian="bold" style:font-name-complex="Calibri Light1" style:font-size-complex="11pt" style:font-weight-complex="bold"/>
    </style:style>
    <style:style style:name="T12" style:family="text">
      <style:text-properties fo:color="#000000" loext:opacity="100%" style:font-name="Calibri Light" fo:font-size="12pt" fo:font-weight="bold" officeooo:rsid="001d5a93" style:font-size-asian="12pt" style:font-weight-asian="bold" style:font-name-complex="Calibri Light1" style:font-size-complex="11pt" style:font-weight-complex="bold"/>
    </style:style>
    <style:style style:name="T13" style:family="text">
      <style:text-properties fo:color="#000000" loext:opacity="100%" style:font-name="Calibri Light" fo:font-size="12pt" fo:font-weight="normal" style:font-size-asian="12pt" style:font-weight-asian="normal" style:font-name-complex="Calibri Light1" style:font-weight-complex="normal"/>
    </style:style>
    <style:style style:name="T14" style:family="text">
      <style:text-properties fo:color="#000000" loext:opacity="100%" style:font-name="Calibri Light" fo:font-size="10pt" style:font-size-asian="10pt" style:font-name-complex="Calibri Light1"/>
    </style:style>
    <style:style style:name="T15" style:family="text">
      <style:text-properties fo:color="#000000" loext:opacity="100%" style:font-name="Calibri Light" fo:font-size="10pt" officeooo:rsid="002372b1" style:font-size-asian="10pt" style:font-name-complex="Calibri Light1" style:font-size-complex="11pt"/>
    </style:style>
    <style:style style:name="T16" style:family="text">
      <style:text-properties fo:color="#000000" loext:opacity="100%" style:font-name="Calibri Light" fo:font-size="10pt" officeooo:rsid="0024bb75" style:font-size-asian="10pt" style:font-name-complex="Calibri Light1" style:font-size-complex="11pt"/>
    </style:style>
    <style:style style:name="T17" style:family="text">
      <style:text-properties fo:color="#000000" loext:opacity="100%" style:font-name="Calibri Light" fo:font-size="10pt" officeooo:rsid="0030ca22" style:font-size-asian="10pt" style:font-name-complex="Calibri Light1" style:font-size-complex="11pt"/>
    </style:style>
    <style:style style:name="T18" style:family="text">
      <style:text-properties fo:color="#000000" loext:opacity="100%" style:font-name="Calibri Light" fo:font-size="10pt" officeooo:rsid="003396f3" style:font-size-asian="10pt" style:font-name-complex="Calibri Light1" style:font-size-complex="11pt"/>
    </style:style>
    <style:style style:name="T19" style:family="text">
      <style:text-properties fo:color="#000000" loext:opacity="100%" style:font-name="Calibri Light" fo:font-size="10pt" officeooo:rsid="0024bb75" style:font-size-asian="10pt" style:font-name-complex="Calibri Light1"/>
    </style:style>
    <style:style style:name="T20" style:family="text">
      <style:text-properties fo:color="#000000" loext:opacity="100%" style:font-name="Calibri Light" fo:font-size="10pt" officeooo:rsid="0030ca22" style:font-size-asian="10pt" style:font-name-complex="Calibri Light1"/>
    </style:style>
    <style:style style:name="T21" style:family="text">
      <style:text-properties fo:color="#000000" loext:opacity="100%" style:font-name="Calibri Light" fo:font-size="10pt" officeooo:rsid="001d4b91" style:font-size-asian="10pt" style:font-name-complex="Calibri Light1"/>
    </style:style>
    <style:style style:name="T22" style:family="text">
      <style:text-properties fo:color="#000000" loext:opacity="100%" style:font-name="Calibri Light" fo:font-size="10pt" officeooo:rsid="003396f3" style:font-size-asian="10pt" style:font-name-complex="Calibri Light1"/>
    </style:style>
    <style:style style:name="T23" style:family="text">
      <style:text-properties fo:color="#000000" loext:opacity="100%" style:font-name="Calibri Light" fo:font-size="10pt" officeooo:rsid="003701c8" style:font-size-asian="10pt" style:font-name-complex="Calibri Light1"/>
    </style:style>
    <style:style style:name="T24" style:family="text">
      <style:text-properties fo:color="#000000" loext:opacity="100%" style:font-name="Calibri Light" fo:font-size="10pt" officeooo:rsid="003d6d94" style:font-size-asian="10pt" style:font-name-complex="Calibri Light1"/>
    </style:style>
    <style:style style:name="T25" style:family="text">
      <style:text-properties fo:color="#000000" loext:opacity="100%" style:font-name="Calibri Light" fo:font-size="10pt" style:text-underline-style="none" style:font-size-asian="10pt" style:font-name-complex="Calibri Light1" style:font-size-complex="14pt"/>
    </style:style>
    <style:style style:name="T26" style:family="text">
      <style:text-properties fo:color="#000000" loext:opacity="100%" style:font-name="Calibri Light" fo:font-size="10pt" style:text-underline-style="none" officeooo:rsid="001d4b91" style:font-size-asian="10pt" style:font-name-complex="Calibri Light1" style:font-size-complex="14pt"/>
    </style:style>
    <style:style style:name="T27" style:family="text">
      <style:text-properties fo:color="#000000" loext:opacity="100%" style:font-name="Calibri Light" fo:font-size="10pt" style:text-underline-style="none" officeooo:rsid="001d5a93" style:font-size-asian="10pt" style:font-name-complex="Calibri Light1" style:font-size-complex="14pt"/>
    </style:style>
    <style:style style:name="T28" style:family="text">
      <style:text-properties fo:color="#000000" loext:opacity="100%" style:font-name="Calibri Light" fo:font-size="10pt" style:text-underline-style="none" officeooo:rsid="001f45ce" style:font-size-asian="10pt" style:font-name-complex="Calibri Light1" style:font-size-complex="14pt"/>
    </style:style>
    <style:style style:name="T29" style:family="text">
      <style:text-properties fo:color="#000000" loext:opacity="100%" style:font-name="Calibri Light" fo:font-size="10pt" style:text-underline-style="none" officeooo:rsid="00204d3f" style:font-size-asian="10pt" style:font-name-complex="Calibri Light1" style:font-size-complex="14pt"/>
    </style:style>
    <style:style style:name="T30" style:family="text">
      <style:text-properties fo:color="#000000" loext:opacity="100%" style:font-name="Calibri Light" fo:font-size="10pt" style:text-underline-style="none" officeooo:rsid="00207e27" style:font-size-asian="10pt" style:font-name-complex="Calibri Light1" style:font-size-complex="14pt"/>
    </style:style>
    <style:style style:name="T31" style:family="text">
      <style:text-properties fo:color="#000000" loext:opacity="100%" style:font-name="Calibri Light" fo:font-size="10pt" style:text-underline-style="none" officeooo:rsid="0026a47d" style:font-size-asian="10pt" style:font-name-complex="Calibri Light1" style:font-size-complex="14pt"/>
    </style:style>
    <style:style style:name="T32" style:family="text">
      <style:text-properties fo:color="#000000" loext:opacity="100%" style:font-name="Calibri Light" fo:font-size="10pt" style:text-underline-style="none" officeooo:rsid="002aafba" style:font-size-asian="10pt" style:font-name-complex="Calibri Light1" style:font-size-complex="14pt"/>
    </style:style>
    <style:style style:name="T33" style:family="text">
      <style:text-properties fo:color="#000000" loext:opacity="100%" style:font-name="Calibri Light" fo:font-size="10pt" style:text-underline-style="none" officeooo:rsid="002f0c39" style:font-size-asian="10pt" style:font-name-complex="Calibri Light1" style:font-size-complex="14pt"/>
    </style:style>
    <style:style style:name="T34" style:family="text">
      <style:text-properties fo:color="#000000" loext:opacity="100%" style:font-name="Calibri Light" fo:font-size="10pt" style:text-underline-style="none" officeooo:rsid="00285c43" style:font-size-asian="10pt" style:font-name-complex="Calibri Light1" style:font-size-complex="14pt"/>
    </style:style>
    <style:style style:name="T35" style:family="text">
      <style:text-properties fo:color="#000000" loext:opacity="100%" style:font-name="Calibri Light" fo:font-size="10pt" style:text-underline-style="none" officeooo:rsid="0030ca22" style:font-size-asian="10pt" style:font-name-complex="Calibri Light1" style:font-size-complex="14pt"/>
    </style:style>
    <style:style style:name="T36" style:family="text">
      <style:text-properties fo:color="#000000" loext:opacity="100%" style:font-name="Calibri Light" fo:font-size="10pt" style:text-underline-style="none" officeooo:rsid="003267ab" style:font-size-asian="10pt" style:font-name-complex="Calibri Light1" style:font-size-complex="14pt"/>
    </style:style>
    <style:style style:name="T37" style:family="text">
      <style:text-properties fo:color="#000000" loext:opacity="100%" style:font-name="Calibri Light" fo:font-size="10pt" style:text-underline-style="none" officeooo:rsid="0034b7a3" style:font-size-asian="10pt" style:font-name-complex="Calibri Light1" style:font-size-complex="14pt"/>
    </style:style>
    <style:style style:name="T38" style:family="text">
      <style:text-properties fo:color="#000000" loext:opacity="100%" officeooo:rsid="001d5a93"/>
    </style:style>
    <style:style style:name="T39" style:family="text">
      <style:text-properties style:font-name="Calibri Light" fo:font-size="10pt" style:font-size-asian="10pt" style:font-name-complex="Calibri Light1"/>
    </style:style>
    <style:style style:name="T40" style:family="text">
      <style:text-properties style:font-name="Calibri Light" fo:font-size="10pt" officeooo:rsid="0032b1f6" style:font-size-asian="10pt" style:font-name-complex="Calibri Light1"/>
    </style:style>
    <style:style style:name="T41" style:family="text">
      <style:text-properties style:font-name="Calibri Light" fo:font-size="10pt" fo:font-weight="normal" style:font-size-asian="10pt" style:font-weight-asian="normal" style:font-name-complex="Calibri Light1" style:font-weight-complex="normal"/>
    </style:style>
    <style:style style:name="T42" style:family="text">
      <style:text-properties style:font-name="Calibri Light" fo:font-size="10pt" fo:font-weight="normal" officeooo:rsid="0032b1f6" style:font-size-asian="10pt" style:font-weight-asian="normal" style:font-name-complex="Calibri Light1" style:font-weight-complex="normal"/>
    </style:style>
    <style:style style:name="T43" style:family="text">
      <style:text-properties style:font-name="Calibri Light" fo:font-size="11pt" style:font-size-asian="11pt" style:language-asian="hi" style:country-asian="IN" style:font-name-complex="Calibri Light1" style:font-size-complex="11pt" style:language-complex="hi" style:country-complex="IN"/>
    </style:style>
    <style:style style:name="T44" style:family="text">
      <style:text-properties style:font-name="Calibri Light" fo:font-size="11pt" officeooo:rsid="001d4b91" style:font-size-asian="11pt" style:language-asian="hi" style:country-asian="IN" style:font-name-complex="Calibri Light1" style:font-size-complex="11pt" style:language-complex="hi" style:country-complex="IN"/>
    </style:style>
    <style:style style:name="T45" style:family="text">
      <style:text-properties officeooo:rsid="001d4b91"/>
    </style:style>
    <style:style style:name="T46" style:family="text">
      <style:text-properties officeooo:rsid="001d5a93"/>
    </style:style>
    <style:style style:name="T47" style:family="text">
      <style:text-properties officeooo:rsid="00204d3f"/>
    </style:style>
    <style:style style:name="T48" style:family="text">
      <style:text-properties officeooo:rsid="002372b1"/>
    </style:style>
    <style:style style:name="T49" style:family="text">
      <style:text-properties officeooo:rsid="00249e83"/>
    </style:style>
    <style:style style:name="T50" style:family="text">
      <style:text-properties officeooo:rsid="0024d686"/>
    </style:style>
    <style:style style:name="T51" style:family="text">
      <style:text-properties officeooo:rsid="002ed75d"/>
    </style:style>
    <style:style style:name="T52" style:family="text">
      <style:text-properties officeooo:rsid="002f0c39"/>
    </style:style>
    <style:style style:name="T53" style:family="text">
      <style:text-properties officeooo:rsid="0030ca22"/>
    </style:style>
    <style:style style:name="T54" style:family="text">
      <style:text-properties officeooo:rsid="003267ab"/>
    </style:style>
    <style:style style:name="T55" style:family="text">
      <style:text-properties officeooo:rsid="0032b1f6"/>
    </style:style>
    <style:style style:name="T56" style:family="text">
      <style:text-properties officeooo:rsid="0032b1f6" style:font-size-complex="11pt"/>
    </style:style>
    <style:style style:name="T57" style:family="text">
      <style:text-properties officeooo:rsid="002f0c39" style:font-size-complex="11pt"/>
    </style:style>
    <style:style style:name="T58" style:family="text">
      <style:text-properties officeooo:rsid="003396f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35efe0"/>
    </style:style>
    <style:style style:name="T61" style:family="text">
      <style:text-properties officeooo:rsid="0035efe0"/>
    </style:style>
    <style:style style:name="T62" style:family="text">
      <style:text-properties officeooo:rsid="00388c2c"/>
    </style:style>
    <style:style style:name="T63" style:family="text">
      <style:text-properties officeooo:rsid="003acd4b"/>
    </style:style>
    <style:style style:name="T64" style:family="text">
      <style:text-properties officeooo:rsid="003be745"/>
    </style:style>
    <style:style style:name="T65" style:family="text">
      <style:text-properties officeooo:rsid="003d6d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22c4685c-9855-2a6a-4e"/>Ian Norden</text:p>
      <text:p text:style-name="P45"><text:span text:style-name="T7">R</text:span><text:span text:style-name="T6">emote, Colorado</text:span></text:p>
      <text:p text:style-name="P1"><text:a xlink:type="simple" xlink:href="mailto:Iancnorden@gmail.com" text:style-name="Internet_20_link" text:visited-style-name="Visited_20_Internet_20_Link"><text:span text:style-name="T43">Iancnorden@</text:span></text:a><text:a xlink:type="simple" xlink:href="mailto:Iancnorden@gmail.com" text:style-name="Internet_20_link" text:visited-style-name="Visited_20_Internet_20_Link"><text:span text:style-name="T44">protonmail</text:span></text:a><text:a xlink:type="simple" xlink:href="mailto:Iancnorden@gmail.com" text:style-name="Internet_20_link" text:visited-style-name="Visited_20_Internet_20_Link"><text:span text:style-name="T43">.com</text:span></text:a></text:p>
      <text:p text:style-name="P1"><text:a xlink:type="simple" xlink:href="https://iancnorden.com/" text:style-name="Internet_20_link" text:visited-style-name="Visited_20_Internet_20_Link"><text:span text:style-name="T43">https://iancnorden.com</text:span></text:a></text:p>
      <text:p text:style-name="P3">Employment History</text:p>
      <text:p text:style-name="P13"><text:span text:style-name="T5">Mar</text:span><text:span text:style-name="T2"> </text:span><text:span text:style-name="T4">2020</text:span><text:span text:style-name="T2"> – Present</text:span><text:span text:style-name="T13"> | Intercontinental Exchange</text:span></text:p>
      <text:p text:style-name="P13"><text:span text:style-name="T11">Manager</text:span><text:span text:style-name="T8"> — </text:span><text:span text:style-name="T9">Cloud </text:span><text:span text:style-name="T8">Security</text:span></text:p>
      <text:list xml:id="list2344802253" text:style-name="WWNum6">
        <text:list-item>
          <text:p text:style-name="P46"><text:span text:style-name="T25">Created CloudSec team; automation focused posture management, container security services, and IAC scanning</text:span></text:p>
        </text:list-item>
        <text:list-item>
          <text:p text:style-name="P32"><text:span text:style-name="T26">Responsible for building </text:span><text:span text:style-name="T36">training regimen</text:span><text:span text:style-name="T26"> and acquiring talent </text:span><text:span text:style-name="T27">for a team of </text:span><text:span text:style-name="T36">four engineers with limited budget</text:span></text:p>
          <text:list>
            <text:list-item>
              <text:p text:style-name="P30">Interim manager AppSec in addition to CloudSec, <text:span text:style-name="T52">(</text:span>team of nine<text:span text:style-name="T52">)</text:span> July 2021 – <text:span text:style-name="T54">Dec 2021</text:span></text:p>
            </text:list-item>
          </text:list>
        </text:list-item>
        <text:list-item>
          <text:p text:style-name="P33"><text:span text:style-name="T36">S</text:span><text:span text:style-name="T34">tandard</text:span><text:span text:style-name="T35">ize</text:span><text:span text:style-name="T36">d </text:span><text:span text:style-name="T34">account vending </text:span><text:span text:style-name="T36">and cloud controls alignment for logging, access, tools integration, etc</text:span></text:p>
        </text:list-item>
        <text:list-item>
          <text:p text:style-name="P34"><text:span text:style-name="T26">InfoSec </text:span><text:span text:style-name="T33">lead </text:span><text:span text:style-name="T26">for </text:span><text:span text:style-name="T25">Secret Storage project</text:span><text:span text:style-name="T36">s</text:span><text:span text:style-name="T25">, </text:span><text:span text:style-name="T36">regular SME for cryptographic based systems or controls</text:span></text:p>
        </text:list-item>
        <text:list-item>
          <text:p text:style-name="P19"><text:span text:style-name="T52">Eliminated </text:span>TLS<text:span text:style-name="T52">1.0/</text:span>1.1 use in edge networks, <text:span text:style-name="T52">coordinating adoption across 100s of apps </text:span><text:span text:style-name="T54">driven through Ops teams</text:span></text:p>
        </text:list-item>
        <text:list-item>
          <text:p text:style-name="P34"><text:span text:style-name="T26">Lead</text:span><text:span text:style-name="T25"> </text:span><text:span text:style-name="T26">architecture reviews for cloud acquisitions, </text:span><text:span text:style-name="T30">aligning </text:span><text:span text:style-name="T36">onboarding and proactive day1-30 discussions</text:span></text:p>
        </text:list-item>
      </text:list>
      <text:p text:style-name="P2"/>
      <text:p text:style-name="P12"><text:span text:style-name="T2">Sep 2018 – </text:span><text:span text:style-name="T5">Mar 2020</text:span><text:span text:style-name="T2"> </text:span><text:span text:style-name="T13">| Intercontinental Exchange</text:span></text:p>
      <text:p text:style-name="P4">S<text:span text:style-name="T51">enior</text:span> Security Engineer — Application Security</text:p>
      <text:list xml:id="list210827213451894" text:continue-numbering="true" text:style-name="WWNum6">
        <text:list-item>
          <text:p text:style-name="P35"><text:span text:style-name="T36">Backfill </text:span><text:span text:style-name="T37">transer for </text:span><text:span text:style-name="T36">an extended</text:span><text:span text:style-name="T25"> </text:span><text:span text:style-name="T32">AppSec</text:span><text:span text:style-name="T25"> </text:span><text:span text:style-name="T36">resource gap, </text:span><text:span text:style-name="T37">lead for new initiatives within InfoSec</text:span></text:p>
          <text:list>
            <text:list-item>
              <text:p text:style-name="P47"><text:span text:style-name="T37">M</text:span><text:span text:style-name="T25">anaged own successful training coordination plan, and resourcing support handoff plan</text:span></text:p>
            </text:list-item>
          </text:list>
        </text:list-item>
        <text:list-item>
          <text:p text:style-name="P18">Lead Cloud Security assessment<text:span text:style-name="T52">s</text:span> and <text:span text:style-name="T52">controls </text:span>alignment <text:span text:style-name="T47">in AWS &amp; Azure </text:span><text:span text:style-name="T52">adoption effort</text:span></text:p>
        </text:list-item>
        <text:list-item>
          <text:p text:style-name="P41"><text:span text:style-name="T36">Coordinated </text:span><text:span text:style-name="T33">crypto </text:span><text:span text:style-name="T25">risk assessments </text:span><text:span text:style-name="T36">between Dev, AppSec, and GRC to drive need for Secrets Storage/PKI</text:span></text:p>
          <text:list>
            <text:list-item>
              <text:p text:style-name="P46"><text:span text:style-name="T25">InfoSec liasion with Enterprise Architecture teams for requirements, proof of concepts, and general design</text:span></text:p>
            </text:list-item>
          </text:list>
        </text:list-item>
        <text:list-item>
          <text:p text:style-name="P36"><text:span text:style-name="T36">Co-</text:span><text:span text:style-name="T28">l</text:span><text:span text:style-name="T25">ead </text:span><text:span text:style-name="T29">for Bakkt custody solution, </text:span><text:span text:style-name="T33">consulted</text:span><text:span text:style-name="T29"> on key signing ceremonies, </text:span><text:span text:style-name="T31">cold / hot </text:span><text:span text:style-name="T33">wallet </text:span><text:span text:style-name="T31">storage, HSM operations, </text:span><text:span text:style-name="T29">key shard</text:span><text:span text:style-name="T31">ing, </text:span><text:span text:style-name="T29">and key </text:span><text:span text:style-name="T33">vault </text:span><text:span text:style-name="T31">distribution</text:span></text:p>
        </text:list-item>
        <text:list-item>
          <text:p text:style-name="P35"><text:span text:style-name="T25">SME </text:span><text:span text:style-name="T29">lead</text:span><text:span text:style-name="T33">ing</text:span><text:span text:style-name="T29"> </text:span><text:span text:style-name="T25">architecture </text:span><text:span text:style-name="T29">design reviews </text:span><text:span text:style-name="T33">for AppSec </text:span><text:span text:style-name="T29">supporting system M&amp;A process </text:span><text:span text:style-name="T25">for ICE</text:span></text:p>
        </text:list-item>
        <text:list-item>
          <text:p text:style-name="P35"><text:span text:style-name="T25">AppSec SME for </text:span><text:span text:style-name="T33">12</text:span><text:span text:style-name="T25">0+ internal apps, liaising with AppDev teams </text:span><text:span text:style-name="T33">for application testing</text:span></text:p>
        </text:list-item>
      </text:list>
      <text:p text:style-name="P3"/>
      <text:p text:style-name="P14"><text:span text:style-name="T2">May 2016 – Sep 2018 </text:span><text:span text:style-name="T13">| Intercontinental Exchange</text:span></text:p>
      <text:p text:style-name="P5">S<text:span text:style-name="T46">enior</text:span> Security Engineer — Red Team</text:p>
      <text:list xml:id="list210828091050443" text:continue-numbering="true" text:style-name="WWNum6">
        <text:list-item>
          <text:p text:style-name="P37"><text:span text:style-name="T17">Founding, </text:span><text:span text:style-name="T14">initial member of Red Team to build out the </text:span><text:span text:style-name="T20">tools </text:span><text:span text:style-name="T14">and capability playbooks</text:span></text:p>
        </text:list-item>
        <text:list-item>
          <text:p text:style-name="P20">Earned Senior Engineer role, Mar 2017, <text:span text:style-name="T61">managed changeover of 3</text:span><text:span text:style-name="T60">rd</text:span><text:span text:style-name="T61"> party bug bounty vendors</text:span></text:p>
        </text:list-item>
        <text:list-item>
          <text:p text:style-name="P21">Executes penetration tests against wide portfolio of critical applications and <text:span text:style-name="T45">systems</text:span></text:p>
        </text:list-item>
        <text:list-item>
          <text:p text:style-name="P22">Builds reports and leads <text:span text:style-name="T45">debriefs </text:span>from internal and external Red Team engagements</text:p>
        </text:list-item>
        <text:list-item>
          <text:p text:style-name="P22"><text:span text:style-name="T45">Design </text:span>vulnerability scanning, social engineering, and Red Team <text:span text:style-name="T45">C2 </text:span>infrastructure</text:p>
        </text:list-item>
        <text:list-item>
          <text:p text:style-name="P38"><text:span text:style-name="T17">Automate manual remediation-reporting processes </text:span><text:span text:style-name="T18">via</text:span><text:span text:style-name="T21"> Python </text:span><text:span text:style-name="T22">scripting</text:span></text:p>
        </text:list-item>
        <text:list-item>
          <text:p text:style-name="P35"><text:span text:style-name="T14">Build and maintain internal virtual pentest practice range of vulnerable </text:span><text:span text:style-name="T15">machines</text:span></text:p>
        </text:list-item>
        <text:list-item>
          <text:p text:style-name="P22">Teach and guide new InfoSec team members through brown bag’s and pentest workshops</text:p>
        </text:list-item>
        <text:list-item>
          <text:p text:style-name="P22">Develop applicable POC exploits from frameworks such as Mitre’s ATT&amp;CK Matrix</text:p>
        </text:list-item>
      </text:list>
      <text:p text:style-name="P7"/>
      <text:p text:style-name="P12"><text:span text:style-name="T2">Mar 2016 – May 2016 </text:span><text:span text:style-name="T13">| Intercontinental Exchange</text:span></text:p>
      <text:p text:style-name="P4">Security Engineer — Application Security</text:p>
      <text:list xml:id="list210826150685978" text:continue-numbering="true" text:style-name="WWNum6">
        <text:list-item>
          <text:p text:style-name="P27">Introduce, acquire, and manage 3<text:span text:style-name="T59">rd</text:span> party bug bounty programs, strategize testing rollouts, program rulesets</text:p>
        </text:list-item>
        <text:list-item>
          <text:p text:style-name="P22">Architect and <text:span text:style-name="T58">deploy standardized</text:span> AppSec <text:span text:style-name="T58">tooling internal and externally to the organization, primarily in AWS</text:span></text:p>
        </text:list-item>
        <text:list-item>
          <text:p text:style-name="P22">Manages and executes annual penetration tests against wide portfolio of critical applications</text:p>
        </text:list-item>
        <text:list-item>
          <text:p text:style-name="P22">SME handling ICE TLS configuration standards and built automation for TLS / SSL attack surface assessments</text:p>
        </text:list-item>
        <text:list-item>
          <text:p text:style-name="P22">Subject matter expert and primary engineer for Nexpose vulnerability scanning infrastructure</text:p>
        </text:list-item>
        <text:list-item>
          <text:p text:style-name="P22">Produces company standards and guidelines documentation leveraging proven expertise</text:p>
        </text:list-item>
      </text:list>
      <text:p text:style-name="P2"/>
      <text:p text:style-name="P12"><text:span text:style-name="T2"/></text:p>
      <text:p text:style-name="P12"><text:soft-page-break/><text:span text:style-name="T2"/></text:p>
      <text:p text:style-name="P12"><text:span text:style-name="T2">Mar 2015 – Mar 2016 | </text:span><text:span text:style-name="T13">Intercontinental Exchange</text:span></text:p>
      <text:p text:style-name="P4">Security Analyst — Application Security</text:p>
      <text:list xml:id="list210826380434437" text:continue-numbering="true" text:style-name="WWNum6">
        <text:list-item>
          <text:p text:style-name="P26">Owned strategy and responsible for implement<text:span text:style-name="T58">ing vuln scanning toolset,</text:span><text:span text:style-name="T52"> Nexpose</text:span></text:p>
          <text:list>
            <text:list-item>
              <text:p text:style-name="P31"><text:span text:style-name="T58">D</text:span><text:span text:style-name="T52">eploying 108 </text:span><text:span text:style-name="T58">distributed </text:span><text:span text:style-name="T52">scanners in 2015, reaching &gt;92% coverage of </text:span><text:span text:style-name="T53">hosts </text:span><text:span text:style-name="T58">based on CMDB with returned contributions</text:span></text:p>
            </text:list-item>
          </text:list>
        </text:list-item>
        <text:list-item>
          <text:p text:style-name="P22"><text:span text:style-name="T55">Coordinated and conducted (appx. 50% split) </text:span>annual <text:span text:style-name="T55">pentests </text:span>against wide portfolio of critical applications</text:p>
        </text:list-item>
        <text:list-item>
          <text:p text:style-name="P22"><text:span text:style-name="T55">Iterated AppSec</text:span> testing methodology, <text:span text:style-name="T55">licensing </text:span><text:span text:style-name="T52">Burp</text:span><text:span text:style-name="T55">suite </text:span><text:span text:style-name="T52">and </text:span><text:span text:style-name="T55">coordinating Kali infrastructure supporting whitebox</text:span></text:p>
        </text:list-item>
        <text:list-item>
          <text:p text:style-name="P23"><text:span text:style-name="T55">Responsible for team’s AppSec workflow, controls, app tracking, and pentest </text:span>documentation</text:p>
        </text:list-item>
        <text:list-item>
          <text:p text:style-name="P25"><text:span text:style-name="T55">Lead</text:span> for triaging vulnerabilities <text:span text:style-name="T55">and coordinating retests between development, GRC, and other teams</text:span></text:p>
        </text:list-item>
        <text:list-item>
          <text:p text:style-name="P23"><text:span text:style-name="T56">Iterated evidence collection by standardizing video</text:span><text:span text:style-name="T57">/screenshot </text:span><text:span text:style-name="T56">capture workflows</text:span></text:p>
        </text:list-item>
      </text:list>
      <text:p text:style-name="P9"/>
      <text:p text:style-name="P12"><text:span text:style-name="T2">Nov 2014 – Mar 2015 | </text:span><text:span text:style-name="T13">EarthLink Inc.</text:span></text:p>
      <text:p text:style-name="P12"><text:span text:style-name="T12">Senior Security Engineer</text:span><text:span text:style-name="T8"> — Professional Services</text:span></text:p>
      <text:list xml:id="list210827523095384" text:continue-numbering="true" text:style-name="WWNum6">
        <text:list-item>
          <text:p text:style-name="P42"><text:span text:style-name="T1">Rose to lead the Security arm of EarthLink’s Pro Services offering, </text:span><text:span text:style-name="T38">lead Sales Engineer</text:span></text:p>
        </text:list-item>
        <text:list-item>
          <text:p text:style-name="P22"><text:span text:style-name="T46">Conducts</text:span> vulnerability assessments and penetration testing customer engagements</text:p>
        </text:list-item>
        <text:list-item>
          <text:p text:style-name="P22">Provides mitigation guidance based on architectural analysis, threat modeling, and research</text:p>
        </text:list-item>
        <text:list-item>
          <text:p text:style-name="P22"><text:tab/>Created EarthLink’s attack and penetration testing methodology standards <text:span text:style-name="T46">docs</text:span></text:p>
        </text:list-item>
        <text:list-item>
          <text:p text:style-name="P22">Architects and engineers Professional Service's team's tools and <text:span text:style-name="T46">C2 </text:span>infrastructure</text:p>
        </text:list-item>
      </text:list>
      <text:p text:style-name="P8"/>
      <text:p text:style-name="P12"><text:span text:style-name="T2">Jan 2012 – Nov 2014 | </text:span><text:span text:style-name="T13">EarthLink Inc.</text:span></text:p>
      <text:p text:style-name="P4">Security Analyst I &amp; II — Enterprise Information Security</text:p>
      <text:list xml:id="list210826258405446" text:continue-numbering="true" text:style-name="WWNum6">
        <text:list-item>
          <text:p text:style-name="P22">Manage and engineer infrastructure vulnerability assessment program, <text:span text:style-name="T52">SME </text:span>Tripwire IP360</text:p>
        </text:list-item>
        <text:list-item>
          <text:p text:style-name="P22">Primary resource for annual penetration testing <text:span text:style-name="T50">delivery, coordination </text:span><text:span text:style-name="T65">of NCC Group resources</text:span></text:p>
        </text:list-item>
        <text:list-item>
          <text:p text:style-name="P35"><text:span text:style-name="T16">Designed</text:span><text:span text:style-name="T14"> and </text:span><text:span text:style-name="T19">implemented </text:span><text:span text:style-name="T14">risk assessment </text:span><text:span text:style-name="T23">standards check leveraging dev-project</text:span><text:span text:style-name="T24">s and IP360 </text:span></text:p>
        </text:list-item>
        <text:list-item>
          <text:p text:style-name="P22">SIEM investigation <text:span text:style-name="T49">&amp; tuning of </text:span>Q1Radar implementation</text:p>
        </text:list-item>
        <text:list-item>
          <text:p text:style-name="P28">Incident response escalation point for forensics collection coordination and regular <text:span text:style-name="T63">with tier1</text:span> <text:span text:style-name="T62">rotation</text:span></text:p>
        </text:list-item>
        <text:list-item>
          <text:p text:style-name="P22">Regular mentoring and training of new analysts within the Security Operations team <text:span text:style-name="T64">(Analyst II)</text:span></text:p>
        </text:list-item>
      </text:list>
      <text:p text:style-name="P9"/>
      <text:p text:style-name="P10">Education</text:p>
      <text:p text:style-name="P12"><text:span text:style-name="T3">Dec 2011 | </text:span><text:span text:style-name="T10">Georgia Southern University</text:span></text:p>
      <text:p text:style-name="P6">Bachelor’s Degree, Information Technology</text:p>
      <text:list xml:id="list2192574700" text:style-name="WWNum7">
        <text:list-item>
          <text:p text:style-name="P24">Specialization: Networking and Data Center Administration</text:p>
        </text:list-item>
        <text:list-item>
          <text:p text:style-name="P24">Minor: Information Systems</text:p>
        </text:list-item>
      </text:list>
      <text:p text:style-name="P11"/>
      <text:p text:style-name="P10">Projects <text:span text:style-name="T48">&amp; Contributions</text:span></text:p>
      <text:list xml:id="list3646979321" text:style-name="WWNum2">
        <text:list-item>
          <text:p text:style-name="P43">Homelab – <text:s/><text:span text:style-name="T45">Proxmox</text:span>, <text:span text:style-name="T55">Truenas</text:span>, <text:span text:style-name="T45">PiHole, </text:span><text:span text:style-name="T55">P</text:span>entest range, <text:span text:style-name="T55">Self-hosted git repos, Backups, Wireguard (vs. Tailscale)</text:span></text:p>
        </text:list-item>
        <text:list-item>
          <text:p text:style-name="P44">Homelab Decoms – Vsphere, Graphana, Alienvault, OpenVPN</text:p>
        </text:list-item>
        <text:list-item>
          <text:p text:style-name="P16"><text:span text:style-name="T39">Probable Word-lists – </text:span><text:a xlink:type="simple" xlink:href="https://github.com/berzerk0/Probable-Wordlists" text:style-name="Internet_20_link" text:visited-style-name="Visited_20_Internet_20_Link"><text:span text:style-name="T39">https://github.com/berzerk0/Probable-Wordlists</text:span></text:a><text:span text:style-name="T39">: </text:span><text:span text:style-name="T40">Contributed time and help around repack, distribution, and cleanups</text:span></text:p>
        </text:list-item>
        <text:list-item>
          <text:p text:style-name="P39"><text:span text:style-name="T39">Discover Scripts - </text:span><text:a xlink:type="simple" xlink:href="https://github.com/leebaird/discover" text:style-name="Internet_20_link" text:visited-style-name="Visited_20_Internet_20_Link"><text:span text:style-name="T39">https://github.com/leebaird/discover</text:span></text:a><text:span text:style-name="T39"> – </text:span><text:span text:style-name="T40">PR based</text:span><text:span text:style-name="T41"> contribut</text:span><text:span text:style-name="T42">ions </text:span><text:span text:style-name="T39">to this </text:span><text:span text:style-name="T40">OSINT resource</text:span></text:p>
        </text:list-item>
        <text:list-item>
          <text:p text:style-name="P39"><text:span text:style-name="T39">Awesome Security Talks - </text:span><text:a xlink:type="simple" xlink:href="https://github.com/PaulSec/awesome-sec-talks" text:style-name="Internet_20_link" text:visited-style-name="Visited_20_Internet_20_Link"><text:span text:style-name="T39">https://github.com/PaulSec/awesome-sec-talks</text:span></text:a><text:span text:style-name="T39"> – </text:span><text:span text:style-name="T40">PR contributor </text:span></text:p>
        </text:list-item>
      </text:list>
      <text:p text:style-name="P15"/>
      <text:p text:style-name="P10">Organizations</text:p>
      <text:list xml:id="list210826797585270" text:continue-numbering="true" text:style-name="WWNum2">
        <text:list-item>
          <text:p text:style-name="P29">OWASP Lifetime Member</text:p>
        </text:list-item>
        <text:list-item>
          <text:p text:style-name="P29">Linux Foundation Membe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Mangal" svg:font-family="Mangal" style:font-family-generic="swiss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/>
    <style:font-face style:name="Symbol1" svg:font-family="Symbol" style:font-family-generic="roman" style:font-pitch="variable"/>
    <style:font-face style:name="Symbol2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orphans="2" fo:widows="2" style:writing-mode="lr-tb"/>
      <style:text-properties style:use-window-font-color="true" loext:opacity="0%" fo:font-size="11pt" style:font-size-asian="11pt" style:font-size-complex="11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Mangal" style:font-family-complex="Mang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 style:font-family-complex="Mang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28in" style:contextual-spacing="false" fo:line-height="100%" fo:keep-together="always" fo:keep-with-next="always"/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style:contextual-spacing="false" fo:line-height="100%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style:contextual-spacing="false" fo:keep-together="always" fo:keep-with-next="always"/>
      <style:text-properties fo:text-transform="uppercase" fo:color="#2e74b5" loext:opacity="100%" style:font-name="Calibri Light" fo:font-family="'Calibri Light'" style:font-family-generic="roman" style:font-pitch="variable" style:font-name-asian="SimSun" style:font-family-asian="SimSun" style:font-family-generic-asian="system" style:font-pitch-asian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style:contextual-spacing="false" fo:keep-together="always" fo:keep-with-next="always"/>
      <style:text-properties fo:text-transform="uppercase"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28in" fo:margin-bottom="0in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font-variant="small-caps" fo:color="#44546a" loext:opacity="100%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default-outline-level="" style:list-style-name="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style:contextual-spacing="false" fo:line-height="85%" fo:text-align="start" style:justify-single-word="false"/>
      <style:text-properties fo:text-transform="uppercase" fo:color="#44546a" loext:opacity="100%" style:font-name="Calibri Light" fo:font-family="'Calibri Light'" style:font-family-generic="roman" style:font-pitch="variable" fo:font-size="36pt" fo:letter-spacing="-0.0102in" fo:font-weight="bold" style:font-name-asian="SimSun" style:font-family-asian="SimSun" style:font-family-generic-asian="system" style:font-pitch-asian="variable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665in" style:contextual-spacing="false" fo:line-height="100%" fo:text-align="start" style:justify-single-word="false"/>
      <style:text-properties fo:color="#5b9bd5" loext:opacity="100%" style:font-name="Calibri Light" fo:font-family="'Calibri Light'" style:font-family-generic="roman" style:font-pitch="variable" fo:font-size="14pt" fo:font-style="italic" style:font-name-asian="SimSun" style:font-family-asian="SimSun" style:font-family-generic-asian="system" style:font-pitch-asian="variable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loext:opacity="0%" fo:font-size="11pt" style:font-size-asian="11pt" style:font-size-complex="11pt"/>
    </style:style>
    <style:style style:name="Quote" style:family="paragraph" style:parent-style-name="Standard" style:default-outline-level="" style:list-style-name="">
      <style:paragraph-properties fo:margin-left="0.5in" fo:margin-right="0in" fo:margin-top="0.0835in" fo:margin-bottom="0.0835in" style:contextual-spacing="false" fo:text-indent="0in" style:auto-text-indent="false"/>
      <style:text-properties fo:color="#44546a" loext:opacity="100%" fo:font-size="12pt" style:font-size-asian="12pt" style:font-size-complex="12pt"/>
    </style:style>
    <style:style style:name="Intense_20_Quote" style:display-name="Intense Quote" style:family="paragraph" style:parent-style-name="Standard" style:default-outline-level="" style:list-style-name="">
      <style:paragraph-properties fo:margin-left="0.5in" fo:margin-right="0in" fo:margin-top="0.0693in" fo:margin-bottom="0.1665in" style:contextual-spacing="false" fo:line-height="100%" fo:text-align="center" style:justify-single-word="false" fo:text-indent="0in" style:auto-text-indent="false"/>
      <style:text-properties fo:color="#44546a" loext:opacity="100%" style:font-name="Calibri Light" fo:font-family="'Calibri Light'" style:font-family-generic="roman" style:font-pitch="variable" fo:font-size="16pt" fo:letter-spacing="-0.0043in" style:font-name-asian="SimSun" style:font-family-asian="SimSun" style:font-family-generic-asian="system" style:font-pitch-asian="variable" style:font-size-asian="16pt" style:font-size-complex="16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font-name="Symbol1" fo:font-family="Symbol" style:font-family-generic="roman" style:font-pitch="variable" fo:language="en" fo:country="US" style:font-name-complex="OpenSymbol2" style:font-family-complex="OpenSymbol" style:font-family-generic-complex="system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font-name="Symbol1" fo:font-family="Symbol" style:font-family-generic="roman" style:font-pitch="variable" fo:language="en" fo:country="US" style:font-name-complex="OpenSymbol2" style:font-family-complex="Open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1" fo:font-family="Symbol" style:font-family-generic="roman" style:font-pitch="variabl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WW8Num3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4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5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5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6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0" style:family="text">
      <style:text-properties fo:font-variant="normal" fo:text-transform="none" style:font-name="Symbol1" fo:font-family="Symbol" style:font-family-generic="roman" style:font-pitch="variabl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WW8Num7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8z0" style:family="text">
      <style:text-properties style:font-name="Symbol1" fo:font-family="Symbol" style:font-family-generic="roman" style:font-pitch="variable"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WW8Num8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9z0" style:family="text">
      <style:text-properties style:font-name="Symbol1" fo:font-family="Symbol" style:font-family-generic="roman" style:font-pitch="variable" fo:font-size="11pt" style:font-size-asian="11pt" style:font-name-complex="OpenSymbol2" style:font-family-complex="OpenSymbol" style:font-family-generic-complex="system" style:font-pitch-complex="variable" style:font-size-complex="11pt"/>
    </style:style>
    <style:style style:name="WW8Num9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0" style:family="text">
      <style:text-properties style:font-name="Symbol1" fo:font-family="Symbol" style:font-family-generic="roman" style:font-pitch="variable" fo:font-size="11pt" style:font-size-asian="11pt" style:font-name-complex="OpenSymbol2" style:font-family-complex="OpenSymbol" style:font-family-generic-complex="system" style:font-pitch-complex="variable" style:font-size-complex="11pt"/>
    </style:style>
    <style:style style:name="WW8Num10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Bullet_20_Symbols" style:display-name="Bullet Symbols" style:family="text">
      <style:text-properties style:font-name="Symbol" fo:font-family="Symbol" fo:font-size="13pt" style:font-name-asian="OpenSymbol" style:font-family-asian="OpenSymbol" style:font-size-asian="13pt" style:font-name-complex="OpenSymbol" style:font-family-complex="OpenSymbol" style:font-size-complex="13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8pt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5_20_Char" style:display-name="Heading 5 Char" style:family="text">
      <style:text-properties fo:text-transform="uppercase" fo:color="#2e74b5" loext:opacity="100%" style:font-name="Calibri Light" fo:font-family="'Calibri Light'" style:font-family-generic="roman" style:font-pitch="variable"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>
      <style:text-properties fo:text-transform="uppercase"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>
      <style:text-properties fo:color="#1f4e79" loext:opacity="100%" style:font-name="Calibri Light" fo:font-family="'Calibri Light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_20_Char" style:display-name="Heading 8 Char" style:family="text">
      <style:text-properties fo:color="#1f4e79" loext:opacity="100%" style:font-name="Calibri Light" fo:font-family="'Calibri Light'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9_20_Char" style:display-name="Heading 9 Char" style:family="text">
      <style:text-properties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le_20_Char" style:display-name="Title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102in" style:font-name-asian="SimSun" style:font-family-asian="SimSun" style:font-family-generic-asian="system" style:font-pitch-asian="variable" style:font-size-asian="36pt" style:font-name-complex="Times New Roman" style:font-family-complex="'Times New Roman'" style:font-family-generic-complex="system" style:font-pitch-complex="variable" style:font-size-complex="36pt"/>
    </style:style>
    <style:style style:name="Subtitle_20_Char" style:display-name="Subtitle Char" style:family="text">
      <style:text-properties fo:color="#5b9bd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Quote_20_Char" style:display-name="Quote Char" style:family="text">
      <style:text-properties fo:color="#44546a" loext:opacity="100%" fo:font-size="12pt" style:font-size-asian="12pt" style:font-size-complex="12pt"/>
    </style:style>
    <style:style style:name="Intense_20_Quote_20_Char" style:display-name="Intense Quote Char" style:family="text">
      <style:text-properties fo:color="#44546a" loext:opacity="100%" style:font-name="Calibri Light" fo:font-family="'Calibri Light'" style:font-family-generic="roman" style:font-pitch="variable" fo:font-size="16pt" fo:letter-spacing="-0.0043in" style:font-name-asian="SimSun" style:font-family-asian="SimSun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Subtle_20_Emphasis" style:display-name="Subtle Emphasis" style:family="tex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595959" loext:opacity="100%" style:text-underline-style="none"/>
    </style:style>
    <style:style style:name="Intense_20_Reference" style:display-name="Intense Reference" style:family="text">
      <style:text-properties fo:font-variant="small-caps" fo:color="#44546a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71in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8pt" style:font-size-asian="8pt" style:font-name-complex="OpenSymbol2" style:font-family-complex="OpenSymbol" style:font-family-generic-complex="system" style:font-pitch-complex="variable" style:font-size-complex="8pt"/>
    </style:style>
    <style:style style:name="ListLabel_20_4" style:display-name="ListLabel 4" style:family="text">
      <style:text-properties fo:font-variant="normal" fo:text-transform="none" fo:font-size="8pt" fo:language="en" fo:country="US" style:font-size-asian="8pt" style:font-name-complex="OpenSymbol2" style:font-family-complex="OpenSymbol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4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2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2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2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1in" fo:margin-left="0.75in" fo:margin-right="0.75in" style:writing-mode="lr-tb" style:layout-grid-color="#c0c0c0" style:layout-grid-lines="22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3</meta:editing-cycles>
    <meta:creation-date>2022-07-07T20:36:58.109000000</meta:creation-date>
    <meta:editing-duration>PT20M53S</meta:editing-duration>
    <meta:generator>LibreOffice/7.3.0.3$Windows_X86_64 LibreOffice_project/0f246aa12d0eee4a0f7adcefbf7c878fc2238db3</meta:generator>
    <dc:date>2022-07-07T21:07:58.756000000</dc:date>
    <meta:document-statistic meta:table-count="0" meta:image-count="0" meta:object-count="0" meta:page-count="2" meta:paragraph-count="81" meta:word-count="825" meta:character-count="5944" meta:non-whitespace-character-count="52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